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610c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610ca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1610c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6758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67584" officeooo:paragraph-rsid="001a079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221146" officeooo:paragraph-rsid="00221146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187723" officeooo:paragraph-rsid="001610ca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Serif" fo:font-size="14pt" style:text-underline-style="solid" style:text-underline-width="auto" style:text-underline-color="font-color" fo:font-weight="normal" officeooo:rsid="0026a80b" officeooo:paragraph-rsid="0026a80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610ca" officeooo:paragraph-rsid="002978f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d140f" officeooo:paragraph-rsid="001d140f" style:font-size-asian="11pt" style:font-weight-asian="normal" style:font-size-complex="11pt" style:font-weight-complex="normal"/>
    </style:style>
    <style:style style:name="T1" style:family="text">
      <style:text-properties officeooo:rsid="001610ca"/>
    </style:style>
    <style:style style:name="T2" style:family="text">
      <style:text-properties officeooo:rsid="00167584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61c" style:font-weight-asian="bold" style:font-weight-complex="bold"/>
    </style:style>
    <style:style style:name="T6" style:family="text">
      <style:text-properties fo:font-weight="bold" officeooo:rsid="001a0791" style:font-weight-asian="bold" style:font-weight-complex="bold"/>
    </style:style>
    <style:style style:name="T7" style:family="text">
      <style:text-properties fo:font-weight="bold" officeooo:rsid="001f126c" style:font-weight-asian="bold" style:font-weight-complex="bold"/>
    </style:style>
    <style:style style:name="T8" style:family="text">
      <style:text-properties fo:font-weight="bold" officeooo:rsid="0020e7a9" style:font-weight-asian="bold" style:font-weight-complex="bold"/>
    </style:style>
    <style:style style:name="T9" style:family="text">
      <style:text-properties fo:font-weight="bold" officeooo:rsid="00243b29" style:font-weight-asian="bold" style:font-weight-complex="bold"/>
    </style:style>
    <style:style style:name="T10" style:family="text">
      <style:text-properties fo:font-weight="bold" officeooo:rsid="0024fac1" style:font-weight-asian="bold" style:font-weight-complex="bold"/>
    </style:style>
    <style:style style:name="T11" style:family="text">
      <style:text-properties officeooo:rsid="0018261c"/>
    </style:style>
    <style:style style:name="T12" style:family="text">
      <style:text-properties officeooo:rsid="001a0791"/>
    </style:style>
    <style:style style:name="T13" style:family="text">
      <style:text-properties officeooo:rsid="001d140f"/>
    </style:style>
    <style:style style:name="T14" style:family="text">
      <style:text-properties officeooo:rsid="001f126c"/>
    </style:style>
    <style:style style:name="T15" style:family="text">
      <style:text-properties officeooo:rsid="0020e7a9"/>
    </style:style>
    <style:style style:name="T16" style:family="text">
      <style:text-properties officeooo:rsid="00243b29"/>
    </style:style>
    <style:style style:name="T17" style:family="text">
      <style:text-properties officeooo:rsid="0024fac1"/>
    </style:style>
    <style:style style:name="T18" style:family="text">
      <style:text-properties officeooo:rsid="002978fb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projet de RICHAUME Anthéa et LEFEVRE Sebastien</text:p>
      <text:p text:style-name="P3"/>
      <text:p text:style-name="P3"/>
      <text:p text:style-name="P2">ORush : <text:span text:style-name="T1">interface graphique</text:span></text:p>
      <text:p text:style-name="P1"/>
      <text:list xml:id="list361365417" text:style-name="L1">
        <text:list-item>
          <text:p text:style-name="P8">Choix techniques</text:p>
        </text:list-item>
      </text:list>
      <text:p text:style-name="P4"/>
      <text:p text:style-name="P10">L’état du port est stocké dans un type etat qui contient l’état du port courant ainsi que le bateau courant sélectionné. Ce bateau est celui qu’on veut déplacer.</text:p>
      <text:p text:style-name="P10"><text:span text:style-name="T2">L’état (etat_jeu) est une variable globale pour pouvoir le manipuler dans toutes les fonctions.</text:span></text:p>
      <text:p text:style-name="P11">Le compteur de déplacement cpt est également global.</text:p>
      <text:p text:style-name="P4"/>
      <text:p text:style-name="P4"/>
      <text:list xml:id="list114528843023316" text:continue-numbering="true" text:style-name="L1">
        <text:list-item>
          <text:p text:style-name="P9">Fonctionnement du programme</text:p>
        </text:list-item>
      </text:list>
      <text:p text:style-name="P4"/>
      <text:p text:style-name="P4">Lors de l’ouverture de la page HTML, il faut écrire les bateaux dans la forme ‘A2H12’ dans la zone de texte <text:span text:style-name="T18">en les séparant par un retour à la ligne</text:span> et cliquer sur « Add boats » pour soumettre. Lorsque le bouton est appuyé cela déclenche un évènement <text:span text:style-name="T14">appelant</text:span> <text:span text:style-name="T7">add_state</text:span><text:span text:style-name="T14"> qui sépare les bateaux avec split_on_char et qui </text:span>ajoute <text:span text:style-name="T2">les bateaux </text:span>dans une liste <text:span text:style-name="T15">avec </text:span><text:span text:style-name="T8">add_boat</text:span> <text:span text:style-name="T2">et initialise etat_jeu. Par défaut, le cur_boat est le bateau A.</text:span></text:p>
      <text:p text:style-name="P5">Ensuite la fonction <text:span text:style-name="T4">refresh</text:span> dessine les bateaux <text:span text:style-name="T14">avec </text:span><text:span text:style-name="T7">draw_boat</text:span> et la grille <text:span text:style-name="T14">avec </text:span><text:span text:style-name="T7">draw_grid</text:span><text:span text:style-name="T14"> </text:span>dans le canvas.</text:p>
      <text:p text:style-name="P5">Le jeu peut alors commencer.</text:p>
      <text:p text:style-name="P5"/>
      <text:p text:style-name="P6">Lorsqu’on clique sur le canvas, un évènement est déclenché et <text:span text:style-name="T3">click</text:span> est appelée. Cette fonction encadre le bateau sélectionné <text:span text:style-name="T14">avec </text:span><text:span text:style-name="T7">draw_rect</text:span><text:span text:style-name="T14"> </text:span>et met à jour le cur_boat. <text:span text:style-name="T12">Pour trouver le bateau </text:span>à partir des coordonnées du curseur de l’évènement, <text:span text:style-name="T12">la fonction utilise </text:span><text:span text:style-name="T6">grid_of_state </text:span><text:span text:style-name="T12">afin d’avoir la matrice du state.</text:span></text:p>
      <text:p text:style-name="P5"/>
      <text:p text:style-name="P6">Pour déplacer le bateau sélectionner, il suffit de cliquer sur les boutons de déplacement, <text:span text:style-name="T11">ce qui</text:span> déclenche également un évènement <text:span text:style-name="T11">qui appelle la fonction </text:span><text:span text:style-name="T5">click_avance</text:span><text:span text:style-name="T11"> ou </text:span><text:span text:style-name="T5">click_recule</text:span><text:span text:style-name="T11"> si on a appuyé sur bas/droite ou haut/gauche. Ces fonctions appellent </text:span><text:span text:style-name="T5">apply_move, </text:span><text:span text:style-name="T13">incrémentent le compteur de déplacements et mettent à jour cur_boat (car sa position a changé).</text:span></text:p>
      <text:p text:style-name="P6"><text:span text:style-name="T12">A chaque mouvement, </text:span><text:span text:style-name="T6">is_win</text:span><text:span text:style-name="T12"> est appelée pour vérifier si l’état est gagnant. Si c’est le cas, les boutons de déplacement sont grisés, et le nombre de déplacements effectués est affiché. Pour appliquer le déplacement, </text:span><text:span text:style-name="T5">refresh</text:span><text:span text:style-name="T11"> est appelée.</text:span></text:p>
      <text:p text:style-name="P6"/>
      <text:p text:style-name="P7">Le bouton Solver permet de résoudre automatiquement le jeu. Lorsque le bouton est appuyé, <text:span text:style-name="T16">un évènement est déclenché, ce qui appelle</text:span><text:span text:style-name="T9"> solver</text:span><text:span text:style-name="T16">. Cette fonction calcule la solution en partant de l’état initial à l’aide de la fonction </text:span><text:span text:style-name="T9">solve_state</text:span><text:span text:style-name="T16">. La solution est affichée sur la page et pour chaque déplacement de la solution on change le </text:span><text:span text:style-name="T9">cur_boat</text:span><text:span text:style-name="T16"> et on applique <text:s/></text:span><text:span text:style-name="T9">click_avance</text:span><text:span text:style-name="T16"> ou </text:span><text:span text:style-name="T9">click-recule </text:span><text:span text:style-name="T17">sur l’état couran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19:37.014162486</meta:creation-date>
    <meta:generator>LibreOffice/6.2.3.2$Windows_X86_64 LibreOffice_project/aecc05fe267cc68dde00352a451aa867b3b546ac</meta:generator>
    <dc:date>2019-05-07T11:45:28.248000000</dc:date>
    <meta:editing-duration>PT2H6M9S</meta:editing-duration>
    <meta:editing-cycles>15</meta:editing-cycles>
    <meta:document-statistic meta:table-count="0" meta:image-count="0" meta:object-count="0" meta:page-count="1" meta:paragraph-count="14" meta:word-count="374" meta:character-count="2319" meta:non-whitespace-character-count="1960"/>
  </office:meta>
</office:document-meta>
</file>